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d26a" officeooo:paragraph-rsid="0005d26a"/>
    </style:style>
    <style:style style:name="P2" style:family="paragraph" style:parent-style-name="Standard">
      <style:text-properties officeooo:rsid="0005d26a" officeooo:paragraph-rsid="0006895f"/>
    </style:style>
    <style:style style:name="P3" style:family="paragraph" style:parent-style-name="Standard">
      <style:text-properties officeooo:rsid="0005d26a" officeooo:paragraph-rsid="0009d05b"/>
    </style:style>
    <style:style style:name="P4" style:family="paragraph" style:parent-style-name="Standard">
      <style:paragraph-properties fo:text-align="start" style:justify-single-word="false"/>
      <style:text-properties officeooo:rsid="0008640c" officeooo:paragraph-rsid="0008640c"/>
    </style:style>
    <style:style style:name="P5" style:family="paragraph" style:parent-style-name="Standard">
      <style:text-properties fo:text-shadow="none" fo:font-weight="bold" officeooo:rsid="0005d26a" officeooo:paragraph-rsid="0009d05b" style:font-weight-asian="bold" style:font-weight-complex="bold"/>
    </style:style>
    <style:style style:name="P6" style:family="paragraph" style:parent-style-name="Standard">
      <style:text-properties officeooo:rsid="000a3ffe" officeooo:paragraph-rsid="000a3ffe"/>
    </style:style>
    <style:style style:name="T1" style:family="text">
      <style:text-properties officeooo:rsid="0006895f"/>
    </style:style>
    <style:style style:name="T2" style:family="text">
      <style:text-properties officeooo:rsid="000973ef"/>
    </style:style>
    <style:style style:name="T3" style:family="text">
      <style:text-properties officeooo:rsid="0009d0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Debido a que el propósito del repositorio es centralizar el almacenamiento de los perfiles de usuario, se modeló a la clase RepositorioDeRecetas <text:span text:style-name="T1">utilizando el patrón Singleton, garantizando la unicidad del </text:span>mismo<text:span text:style-name="T1"> en el sistema.</text:span></text:p>
      <text:p text:style-name="P6">La colección de los perfiles se modeló con un diccionario, indexado por nombre de usuario, para garantizar la unicidad de los nombres (condición implícita en el enunciado, que dice que el método get retorna un único usuario, según su nombre) y optimizar las búsquedas, inserciones, remociones y actualizaciones de perfiles individuales. Por otro lado, la búsqueda general, en base a nombre y condiciones, se modeló con una única abstracción, en la cual se consulta siempre que el nombre esté contenido en el del usuario prototipo, y se delega al usuario la comprobación de las condiciones, retornando true siempre que el prototipo no tenga condiciones, y en caso contrario chequea si las cumple o no.</text:p>
      <text:p text:style-name="P6"/>
      <text:p text:style-name="P6">Para el manejo de las solicitudes, se implementó una clase Administrador, que por el momento también está modelada con el patrón Singleton (el enunciado habla de un único administrador).</text:p>
      <text:p text:style-name="P6">Los usuarios (o perfiles de usuario más concretamente) se instanciarán mediante un factory method, crearPerfil/0, el cual se encargará de registrar al usuario recién creado con el administrador. Este cuenta con un conjunto de solicitudes pendientes de aprobación (modelado con una colección de tipo Set de usuarios, para evitar solicitudes duplicadas) en el que se almacenarán dichas solicitudes, para ser procesadas más tarde. Además, cuenta con dos formas de procesar solicitudes: rechazando/aprobando todas, o consultando el conjunto para rechazar/aprobar cada una, individualmente. </text:p>
      <text:p text:style-name="P6">Aceptar una solicitud consiste en agregar al perfil de usuario al Repositorio de Usuarios, y notificar al mismo mediante el método de callback que este expone, solicitudAceptada/0. El rechazo se comporta de la misma manera, con la diferencia que cuenta con un parámetro más, el motivo de rechazo, y que no agrega el perfil al Repositorio de Usuario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M </meta:initial-creator>
    <meta:creation-date>2015-06-05T12:12:20.911969371</meta:creation-date>
    <dc:date>2015-06-05T15:57:52.402067972</dc:date>
    <dc:creator>MM </dc:creator>
    <meta:editing-duration>PT28M44S</meta:editing-duration>
    <meta:editing-cycles>3</meta:editing-cycles>
    <meta:generator>LibreOffice/4.4.2.2$Linux_x86 LibreOffice_project/40m0$Build-2</meta:generator>
    <meta:document-statistic meta:table-count="0" meta:image-count="0" meta:object-count="0" meta:page-count="1" meta:paragraph-count="5" meta:word-count="318" meta:character-count="2051" meta:non-whitespace-character-count="1737"/>
  </office:meta>
</office:document-meta>
</file>